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26900000218BB768ABA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7.25cm" svg:y="0.231cm" svg:width="10.448cm" svg:height="9.075cm" draw:z-index="0"><draw:image xlink:href="Pictures/100000000000026900000218BB768ABA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onférence </text:p>
      <text:p text:style-name="P2"><text:span text:style-name="T1">«</text:span><text:span text:style-name="T2"> </text:span><text:span text:style-name="T4">ezPublish et Symfony</text:span><text:span text:style-name="T2"> </text:span><text:span text:style-name="T1">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 Fallback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rien Gallou</meta:initial-creator>
    <meta:creation-date>2013-05-21T11:26:04</meta:creation-date>
    <dc:date>2013-06-10T14:36:30</dc:date>
    <dc:creator>Adrien Gallou</dc:creator>
    <meta:editing-duration>PT5M10S</meta:editing-duration>
    <meta:editing-cycles>2</meta:editing-cycles>
    <meta:generator>LibreOffice/3.3$Unix LibreOffice_project/330m19$Build-401</meta:generator>
    <meta:document-statistic meta:table-count="0" meta:image-count="1" meta:object-count="0" meta:page-count="1" meta:paragraph-count="2" meta:word-count="6" meta:character-count="35"/>
  </office:meta>
</office:document-meta>
</file>